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0eace7" officeooo:paragraph-rsid="000eace7"/>
    </style:style>
    <style:style style:name="P2" style:family="paragraph" style:parent-style-name="Standard">
      <style:paragraph-properties fo:text-align="start" style:justify-single-word="false"/>
      <style:text-properties officeooo:rsid="000eace7" officeooo:paragraph-rsid="000eace7"/>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style style:name="P6" style:family="paragraph" style:parent-style-name="Text_20_body">
      <style:paragraph-properties fo:text-align="center" style:justify-single-word="false"/>
      <style:text-properties officeooo:rsid="000eace7" officeooo:paragraph-rsid="000eace7"/>
    </style:style>
    <style:style style:name="P7" style:family="paragraph" style:parent-style-name="Text_20_body">
      <style:paragraph-properties fo:text-align="start" style:justify-single-word="false"/>
      <style:text-properties officeooo:rsid="000eace7" officeooo:paragraph-rsid="000eace7"/>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Le pivot de Gauss</text:p>
      <text:p text:style-name="Text_20_body">Le pivot de Gauss est une technique utilisée en mathématiques pour résoudre des systèmes d'équations linéaires. Un système d'équations linéaires est un ensemble d'équations mathématiques qui peuvent être résolues en trouvant les valeurs des variables qui rendent les équations vraies. Par exemple, si nous avons les équations suivantes :</text:p>
      <text:list xml:id="list2455253503" text:style-name="L1">
        <text:list-item>
          <text:p text:style-name="P4">2x + 3y = 6</text:p>
        </text:list-item>
        <text:list-item>
          <text:p text:style-name="P3">4x + 6y = 12</text:p>
        </text:list-item>
      </text:list>
      <text:p text:style-name="Text_20_body">Nous pouvons utiliser le pivot de Gauss pour trouver les valeurs de x et de y qui rendent ces équations vraies. Pour ce faire, nous devons suivre les étapes suivantes :</text:p>
      <text:list xml:id="list4189375385" text:style-name="L2">
        <text:list-item>
          <text:p text:style-name="P5">Nous choisissons un équation et nous identifions la variable qui a le coefficient le plus grand. Dans notre exemple, nous choisissons l'équation 2x + 3y = 6 et nous voyons que la variable y a le coefficient le plus grand.</text:p>
        </text:list-item>
        <text:list-item>
          <text:p text:style-name="P5">Nous divisons l'équation choisie par le coefficient de la variable identifiée à l'étape précédente pour obtenir une équation de la forme x + y = z, où x, y et z sont des nombres. Dans notre exemple, nous divisons l'équation 2x + 3y = 6 par 3 pour obtenir x + y = 2.</text:p>
        </text:list-item>
        <text:list-item>
          <text:p text:style-name="P5">Nous utilisons l'équation obtenue à l'étape précédente pour trouver les valeurs de x et de y qui rendent les autres équations vraies. Dans notre exemple, nous utilisons l'équation x + y = 2 pour trouver les valeurs de x et de y qui rendent l'équation 4x + 6y = 12 vraie. Nous trouvons que x = 1 et y = 1 sont les valeurs qui rendent ces équations vraies.</text:p>
        </text:list-item>
      </text:list>
      <text:p text:style-name="Text_20_body">Le pivot de Gauss est un outil utile pour résoudre des systèmes d'équations linéaires, mais il peut être un peu difficile à comprendre pour les enfants de 12 ans. Il est important de prendre le temps d'expliquer chaque étape de manière claire et simple pour que les enfants puissent comprendre comment utiliser cette technique.</text:p>
      <text:p text:style-name="Standard"/>
      <text:p text:style-name="P1">Les matrices</text:p>
      <text:p text:style-name="P7">Les matrices sont des structures de données utilisées en mathématiques pour stocker et manipuler des données en tableau. Elles sont généralement représentées par des tableaux rectangulaires de nombres, et peuvent être utilisées pour résoudre des problèmes mathématiques complexes.</text:p>
      <text:p text:style-name="Text_20_body">Par exemple, si nous avons les données suivantes :</text:p>
      <text:p text:style-name="Text_20_body">1 2 3 4 5 6 7 8 9</text:p>
      <text:p text:style-name="Text_20_body">Nous pouvons les représenter sous la forme d'une matrice 3x3, comme ceci :</text:p>
      <text:p text:style-name="Text_20_body">[1 2 3] [4 5 6] [7 8 9]</text:p>
      <text:p text:style-name="Text_20_body">Les matrices peuvent être utilisées pour effectuer différentes opérations mathématiques, telles que l'addition, la soustraction et la multiplication. Par exemple, si nous avons les matrices suivantes :</text:p>
      <text:p text:style-name="Text_20_body">[1 2 3] [1 0 1] [2 2 4] [4 5 6] + [0 1 0] = [4 6 6] [7 8 9] [1 0 1] [8 8 10]</text:p>
      <text:p text:style-name="Text_20_body">Nous pouvons effectuer l'opération d'addition en additionnant les éléments correspondants des matrices, comme indiqué ci-dessus. Les matrices sont un outil puissant en mathématiques et peuvent être utilisées pour résoudre des problèmes complexes.</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14:12:55.176507291</meta:creation-date>
    <dc:date>2022-12-15T15:29:20.634656529</dc:date>
    <meta:editing-duration>PT25M44S</meta:editing-duration>
    <meta:editing-cycles>1</meta:editing-cycles>
    <meta:document-statistic meta:table-count="0" meta:image-count="0" meta:object-count="0" meta:page-count="1" meta:paragraph-count="18" meta:word-count="484" meta:character-count="2699" meta:non-whitespace-character-count="2238"/>
    <meta:generator>LibreOffice/7.3.5.2$Linux_X86_64 LibreOffice_project/30$Build-2</meta:generator>
  </office:meta>
</office:document-meta>
</file>